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CB000001605D6A81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1.588cm" fo:margin-right="0cm" fo:text-indent="0cm" style:auto-text-indent="false"/>
    </style:style>
    <style:style style:name="P2" style:family="paragraph" style:parent-style-name="Standard">
      <style:paragraph-properties fo:margin-left="-1.588cm" fo:margin-right="0cm" fo:text-indent="0cm" style:auto-text-indent="false"/>
    </style:style>
    <style:style style:name="P3" style:family="paragraph" style:parent-style-name="Standard">
      <style:paragraph-properties fo:margin-left="-1.588cm" fo:margin-right="0cm" fo:text-align="justify" style:justify-single-word="false" fo:text-indent="0cm" style:auto-text-indent="false"/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s" fo:country="ES" style:font-name-asian="Times" style:font-size-asian="12pt" style:font-name-complex="Times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Helvetica" fo:font-size="16pt" fo:font-weight="bold" style:letter-kerning="true" style:font-size-asian="16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208cm" style:type="center"/>
          <style:tab-stop style:position="16.828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35.565cm" style:num-format="1" style:print-orientation="portrait" fo:margin-top="1.746cm" fo:margin-bottom="2.54cm" fo:margin-left="3.175cm" fo:margin-right="3.175cm" style:writing-mode="lr-tb" style:layout-grid-color="#c0c0c0" style:layout-grid-lines="4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65cm" fo:margin-left="0cm" fo:margin-right="0cm" fo:margin-bottom="0.166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  <text:p text:style-name="P1"/>
        <text:p text:style-name="P1"><draw:frame draw:style-name="fr1" draw:name="graphics2" text:anchor-type="as-char" svg:y="-2.342cm" svg:width="10.389cm" svg:height="2.981cm" draw:z-index="0"><draw:image xlink:href="Pictures/10000000000004CB000001605D6A816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rongny sotillo</meta:initial-creator>
    <meta:creation-date>2005-11-09T15:06:00</meta:creation-date>
    <dc:date>2007-04-26T15:59:12</dc:date>
    <meta:print-date>2005-09-14T16:17:00</meta:print-date>
    <dc:language>es-ES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